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font-size="21pt" style:font-size-asian="21pt" style:font-size-complex="21pt"/>
    </style:style>
    <style:style style:name="P2" style:family="paragraph" style:parent-style-name="Heading_20_1">
      <style:text-properties fo:font-size="21pt" fo:font-weight="bold" officeooo:paragraph-rsid="0010d02d" style:font-size-asian="21pt" style:font-weight-asian="bold" style:font-size-complex="21pt" style:font-weight-complex="bold"/>
    </style:style>
    <style:style style:name="P3" style:family="paragraph" style:parent-style-name="Heading_20_1">
      <style:text-properties fo:font-size="20pt" fo:font-weight="bold" officeooo:paragraph-rsid="0010d02d" style:font-size-asian="20pt" style:font-weight-asian="bold" style:font-size-complex="20pt" style:font-weight-complex="bold"/>
    </style:style>
    <style:style style:name="P4" style:family="paragraph" style:parent-style-name="Preformatted_20_Text">
      <style:paragraph-properties style:writing-mode="lr-tb"/>
    </style:style>
    <style:style style:name="P5" style:family="paragraph" style:parent-style-name="Preformatted_20_Text">
      <style:paragraph-properties fo:margin-top="0in" fo:margin-bottom="0.1965in" style:contextual-spacing="false" style:writing-mode="lr-tb"/>
    </style:style>
    <style:style style:name="P6" style:family="paragraph" style:parent-style-name="Standard">
      <style:text-properties fo:font-size="28pt" fo:font-weight="bold" officeooo:paragraph-rsid="0010d02d" style:font-size-asian="28pt" style:font-weight-asian="bold" style:font-size-complex="28pt"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text-properties officeooo:paragraph-rsid="00145d4f"/>
    </style:style>
    <style:style style:name="P17" style:family="paragraph" style:parent-style-name="Text_20_body">
      <style:text-properties officeooo:rsid="00145d4f" officeooo:paragraph-rsid="00145d4f"/>
    </style:style>
    <style:style style:name="P18" style:family="paragraph" style:parent-style-name="Text_20_body" style:list-style-name="L14">
      <style:text-properties officeooo:paragraph-rsid="00145d4f"/>
    </style:style>
    <style:style style:name="P19" style:family="paragraph" style:parent-style-name="Text_20_body" style:list-style-name="L15">
      <style:text-properties officeooo:paragraph-rsid="00145d4f"/>
    </style:style>
    <style:style style:name="P20" style:family="paragraph" style:parent-style-name="Text_20_body" style:list-style-name="L16">
      <style:text-properties officeooo:paragraph-rsid="00160cf5"/>
    </style:style>
    <style:style style:name="P21" style:family="paragraph" style:parent-style-name="Text_20_body">
      <style:text-properties fo:font-size="21pt" fo:font-weight="bold" officeooo:rsid="00145d4f" officeooo:paragraph-rsid="00145d4f" style:font-size-asian="21pt" style:font-weight-asian="bold" style:font-size-complex="21pt" style:font-weight-complex="bold"/>
    </style:style>
    <style:style style:name="P22" style:family="paragraph" style:parent-style-name="Text_20_body">
      <style:text-properties fo:font-size="21pt" fo:font-weight="bold" style:font-size-asian="21pt" style:font-weight-asian="bold" style:font-size-complex="21pt" style:font-weight-complex="bold"/>
    </style:style>
    <style:style style:name="P23" style:family="paragraph" style:parent-style-name="Text_20_body" style:list-style-name="L16">
      <style:text-properties fo:font-size="21pt" fo:font-weight="bold" officeooo:paragraph-rsid="00145d4f" style:font-size-asian="21pt" style:font-weight-asian="bold" style:font-size-complex="21pt" style:font-weight-complex="bold"/>
    </style:style>
    <style:style style:name="P24" style:family="paragraph" style:parent-style-name="Text_20_body">
      <style:text-properties fo:font-size="21pt" fo:font-weight="normal" style:font-size-asian="21pt" style:font-weight-asian="normal" style:font-size-complex="21pt" style:font-weight-complex="normal"/>
    </style:style>
    <style:style style:name="P25" style:family="paragraph" style:parent-style-name="Text_20_body" style:list-style-name="L17"/>
    <style:style style:name="P26" style:family="paragraph" style:parent-style-name="Text_20_body">
      <style:text-properties fo:font-size="13pt" fo:font-weight="normal" officeooo:paragraph-rsid="0010d02d" style:font-size-asian="13pt" style:font-weight-asian="normal" style:font-size-complex="13pt" style:font-weight-complex="normal"/>
    </style:style>
    <style:style style:name="P27" style:family="paragraph" style:parent-style-name="Text_20_body">
      <style:text-properties officeooo:paragraph-rsid="001a752f"/>
    </style:style>
    <style:style style:name="P28" style:family="paragraph" style:parent-style-name="Text_20_body" style:list-style-name="L19">
      <style:text-properties officeooo:paragraph-rsid="001a752f"/>
    </style:style>
    <style:style style:name="T1" style:family="text">
      <style:text-properties officeooo:rsid="0010d02d"/>
    </style:style>
    <style:style style:name="T2" style:family="text">
      <style:text-properties officeooo:rsid="00122c65"/>
    </style:style>
    <style:style style:name="T3" style:family="text">
      <style:text-properties fo:font-weight="bold" style:font-weight-asian="bold" style:font-weight-complex="bold"/>
    </style:style>
    <style:style style:name="T4" style:family="text">
      <style:text-properties officeooo:rsid="0013ad96"/>
    </style:style>
    <style:style style:name="T5" style:family="text">
      <style:text-properties officeooo:rsid="00145d4f"/>
    </style:style>
    <style:style style:name="T6" style:family="text">
      <style:text-properties officeooo:rsid="00160cf5"/>
    </style:style>
    <style:style style:name="T7" style:family="text">
      <style:text-properties officeooo:rsid="001663ae"/>
    </style:style>
    <style:style style:name="T8" style:family="text">
      <style:text-properties officeooo:rsid="00177c56"/>
    </style:style>
    <style:style style:name="T9" style:family="text">
      <style:text-properties officeooo:rsid="001a752f"/>
    </style:style>
    <style:style style:name="T10" style:family="text">
      <style:text-properties fo:font-size="22pt" fo:font-weight="bold" officeooo:rsid="001a752f" style:font-size-asian="22pt" style:font-weight-asian="bold" style:font-size-complex="22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suffix="." style:num-format="1">
        <style:list-level-properties text:space-before="0.5461in" text:min-label-width="0.1965in"/>
      </text:list-level-style-number>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DTA </text:span>hydraulic pump inventory</text:p>
      <text:p text:style-name="P6"/>
      <text:p text:style-name="P26"><text:span text:style-name="T6">T</text:span>his project generates high-quality, structured hydraulic pump inventory data for advanced analytics, modeling, and decision-making. The dataset includes key attributes such as pump type, model, quantity, cost, supplier, <text:span text:style-name="T7">pump individual parts </text:span>and location, ensuring consistency, accuracy, and reliability. Data cleaning processes remove duplicates, standardize entries, and prepare a “gold” dataset suitable for tasks such as inventory forecasting, supplier analysis, trend detection, and operational optimization.</text:p>
      <text:p text:style-name="P27">For this internship project, I am developing ETL pipelines on Azure using ADLS Gen2 and Databricks to manage the hydraulic pump inventory. The work encompasses designing the architecture, documenting setup procedures, establishing security and operational best practices, providing example data models, and implementing a sample pipeline ready for use.</text:p>
      <text:list xml:id="list1160398908" text:style-name="L19">
        <text:list-item>
          <text:p text:style-name="P28"><text:span text:style-name="T10">Complete Workflow Architecture:</text:span></text:p>
        </text:list-item>
      </text:list>
      <text:h text:style-name="P3" text:outline-level="1"><text:span text:style-name="T1">1) </text:span>High-level architecture:</text:h>
      <text:list xml:id="list3793943538" text:style-name="L1">
        <text:list-item>
          <text:p text:style-name="P7"><text:span text:style-name="Strong_20_Emphasis">Ingest</text:span>: Azure Data Factory (ADF) or Databricks jobs pull from sources (API, CSV uploads, <text:span text:style-name="T6">jsons,</text:span> <text:span text:style-name="T1">DB</text:span>).</text:p>
        </text:list-item>
        <text:list-item>
          <text:p text:style-name="P7"><text:span text:style-name="Strong_20_Emphasis">Landing / Raw storage</text:span>: ADLS Gen2 (Hierarchical Name-space) — immutable raw files (date-stamped).</text:p>
        </text:list-item>
        <text:list-item>
          <text:p text:style-name="P7"><text:span text:style-name="Strong_20_Emphasis">Transform</text:span>: Databricks (Delta Lake) for bronze -&gt; silver -&gt; gold transforms. Use Delta tables for ACID, MERGE, time travel.</text:p>
        </text:list-item>
        <text:list-item>
          <text:p text:style-name="P7"><text:span text:style-name="Strong_20_Emphasis">Orchestration</text:span>: ADF or Databricks Jobs to orchestrate notebooks/pipelines.</text:p>
        </text:list-item>
        <text:list-item>
          <text:p text:style-name="P7"><text:span text:style-name="Strong_20_Emphasis">Catalog &amp; Governance</text:span>: Azure Purview (or Databricks Unity Catalog) for schema, lineage, and data discovery.</text:p>
        </text:list-item>
        <text:list-item>
          <text:p text:style-name="P7"><text:span text:style-name="Strong_20_Emphasis">Security</text:span>: Managed Identities, Key Vault for secrets.</text:p>
        </text:list-item>
        <text:list-item>
          <text:p text:style-name="P7"><text:span text:style-name="Strong_20_Emphasis">Monitoring</text:span>: Log Analytics + Azure Monitor + Databricks metrics .</text:p>
        </text:list-item>
        <text:list-item>
          <text:p text:style-name="P7"><text:span text:style-name="Strong_20_Emphasis">CI/CD</text:span>: Git (feature branches), GitHub Actions / Azure DevOps pipelines, Databricks CLI or workspace API for notebooks &amp; jobs.<text:span text:style-name="T1">(Future Scope)</text:span></text:p>
        </text:list-item>
      </text:list>
      <text:h text:style-name="P2" text:outline-level="1">2) Azure account &amp; resource planning (naming / resource groups)</text:h>
      <text:list xml:id="list3637077717" text:style-name="L2">
        <text:list-item>
          <text:p text:style-name="P8">Create a dedicated <text:span text:style-name="Strong_20_Emphasis">Resource Group</text:span> for data platform (e.g., <text:span text:style-name="Source_20_Text">rg-data-hydraulic-prod</text:span>).</text:p>
        </text:list-item>
        <text:list-item>
          <text:p text:style-name="P8">Use environment prefixes: <text:span text:style-name="Source_20_Text">dev</text:span>, <text:span text:style-name="Source_20_Text">stg</text:span>, <text:span text:style-name="Source_20_Text">prod</text:span> (e.g., <text:span text:style-name="Source_20_Text">stg-adls-hydraulic</text:span>, <text:span text:style-name="Source_20_Text">prod-databricks-ws</text:span>).</text:p>
          <text:p text:style-name="P8"><text:soft-page-break/></text:p>
        </text:list-item>
      </text:list>
      <text:h text:style-name="P2" text:outline-level="1">3) ADLS Gen2 setup</text:h>
      <text:list xml:id="list3167037309" text:style-name="L3">
        <text:list-item>
          <text:p text:style-name="P9">Create <text:span text:style-name="T9">ADLS Gen2 </text:span>Storage Account.</text:p>
        </text:list-item>
        <text:list-item>
          <text:p text:style-name="P9">Use <text:span text:style-name="Strong_20_Emphasis">private endpoint</text:span> for production to avoid public access.</text:p>
        </text:list-item>
        <text:list-item>
          <text:p text:style-name="P9">Use <text:span text:style-name="Strong_20_Emphasis">Azure AD</text:span> for authorization (no shared keys in apps).</text:p>
        </text:list-item>
        <text:list-item>
          <text:p text:style-name="P9">Create a Managed Identity or Service Principal for Databricks / ADF, assign roles (Storage Blob Data Contributor/Reader) scoped to the containers or folders.</text:p>
        </text:list-item>
      </text:list>
      <text:p text:style-name="Text_20_body"/>
      <text:p text:style-name="Text_20_body"/>
      <text:p text:style-name="P22">4) ADLS folder structure </text:p>
      <text:p text:style-name="Text_20_body">/hydraulic-pumps/</text:p>
      <text:p text:style-name="Text_20_body"><text:s text:c="2"/>/raw/ <text:s text:c="19"/># landed files <text:span text:style-name="T1">raw files</text:span></text:p>
      <text:p text:style-name="Text_20_body"><text:s text:c="2"/>/bronze/ <text:s text:c="14"/># initial parsed parquet/delta (raw cleaned)</text:p>
      <text:p text:style-name="Text_20_body"><text:s text:c="2"/>/silver/ <text:s text:c="17"/># joined, conformed entities (pump master, inventory snapshot)</text:p>
      <text:p text:style-name="Text_20_body"><text:s text:c="2"/>/gold/ <text:s text:c="19"/># aggregates, BI-ready tables (product KPIs, stock levels)</text:p>
      <text:p text:style-name="Text_20_body"><text:s text:c="2"/>/schemas/ <text:s text:c="13"/># example JSON schema files</text:p>
      <text:p text:style-name="Text_20_body"><text:s text:c="2"/>/logs/ <text:s text:c="20"/># ingestion logs</text:p>
      <text:p text:style-name="Text_20_body"/>
      <text:h text:style-name="P1" text:outline-level="1">5) Databricks workspace setup</text:h>
      <text:list xml:id="list765685732" text:style-name="L4">
        <text:list-item>
          <text:p text:style-name="P10">Create workspace in same region as storage.</text:p>
        </text:list-item>
        <text:list-item>
          <text:p text:style-name="P10"><text:s/>use private link for production workspaces.</text:p>
        </text:list-item>
        <text:list-item>
          <text:p text:style-name="P10">Create <text:span text:style-name="Strong_20_Emphasis">Databricks workspace</text:span> -&gt; create <text:span text:style-name="Strong_20_Emphasis">clusters</text:span> with appropriate node types.</text:p>
        </text:list-item>
        <text:list-item>
          <text:p text:style-name="P10">Configure <text:span text:style-name="Strong_20_Emphasis">secret scope</text:span> (backed by Key Vault) with service principal credentials to access ADLS .</text:p>
        </text:list-item>
        <text:list-item>
          <text:p text:style-name="P10">Set up Unity Catalog for table-level governance.</text:p>
        </text:list-item>
      </text:list>
      <text:h text:style-name="P1" text:outline-level="1">6) Data ingestion pattern (Bronze / Silver / Gold)</text:h>
      <text:list xml:id="list678988457" text:style-name="L5">
        <text:list-item>
          <text:p text:style-name="P11"><text:span text:style-name="Strong_20_Emphasis">Bronze</text:span>: Raw → minimally parsed → write Delta tables partitioned by ingestion date. Keep original file reference and ingestion metadata (filename, received_ts).</text:p>
        </text:list-item>
        <text:list-item>
          <text:p text:style-name="P11"><text:span text:style-name="Strong_20_Emphasis">Silver</text:span>: Clean, typed, deduped, normalized. Join reference data (e.g., pump model lookup), handle slowly changing dimensions (SCD2) for product master.</text:p>
        </text:list-item>
        <text:list-item>
          <text:p text:style-name="P11"><text:soft-page-break/><text:span text:style-name="Strong_20_Emphasis">Gold</text:span>: Business-ready aggregates and views for BI/Power BI (current inventory, reorder alerts, metrics).</text:p>
        </text:list-item>
      </text:list>
      <text:p text:style-name="Text_20_body">Bronze write example (PySpark → Delta):</text:p>
      <text:h text:style-name="P1" text:outline-level="1"><text:span text:style-name="T2">7</text:span>) Orchestration &amp; job schedule</text:h>
      <text:list xml:id="list35159705" text:style-name="L6">
        <text:list-item>
          <text:p text:style-name="P12">Use <text:span text:style-name="Strong_20_Emphasis">ADF</text:span> if you have many heterogeneous sources; use Databricks jobs if transformations are Databricks-native.</text:p>
        </text:list-item>
        <text:list-item>
          <text:p text:style-name="P12">Recommended pattern: ADF trigger -&gt; copy (if needed) -&gt; start Databricks job for transform -&gt; post-checks -&gt; notify via Teams/email.<text:span text:style-name="T2">(Future scope)</text:span></text:p>
        </text:list-item>
        <text:list-item>
          <text:p text:style-name="P12">Use job retries, idempotency, and alerting on failures.<text:span text:style-name="T2">(future scope)</text:span></text:p>
        </text:list-item>
      </text:list>
      <text:h text:style-name="P1" text:outline-level="1"><text:span text:style-name="T2">8</text:span>) Schema management &amp; data catalog</text:h>
      <text:list xml:id="list2323325031" text:style-name="L7">
        <text:list-item>
          <text:p text:style-name="P13">Register Delta tables in meta-store.</text:p>
        </text:list-item>
        <text:list-item>
          <text:p text:style-name="P13">Use Azure Purview or Unity Catalog to store dataset metadata, schema, and lineage.</text:p>
        </text:list-item>
      </text:list>
      <text:h text:style-name="P1" text:outline-level="1"><text:span text:style-name="T2">9</text:span>) Security &amp; networking</text:h>
      <text:list xml:id="list3996672425" text:style-name="L8">
        <text:list-item>
          <text:p text:style-name="P14">Use <text:span text:style-name="T3">Service Principals</text:span> — no storage keys in code.</text:p>
        </text:list-item>
        <text:list-item>
          <text:p text:style-name="P14">Use <text:span text:style-name="Strong_20_Emphasis">private endpoints</text:span> for ADLS &amp; Databricks (workspace) in prod.</text:p>
        </text:list-item>
        <text:list-item>
          <text:p text:style-name="P14">Use <text:span text:style-name="Strong_20_Emphasis">Key Vault</text:span> for secrets; sync with Databricks Secret Scopes.</text:p>
        </text:list-item>
      </text:list>
      <text:h text:style-name="P1" text:outline-level="1"><text:span text:style-name="T2">10) </text:span>CI/CD &amp; reproducibility</text:h>
      <text:list xml:id="list2152752224" text:style-name="L9">
        <text:list-item>
          <text:p text:style-name="P15"><text:span text:style-name="T8">Git </text:span>Repo layout :</text:p>
        </text:list-item>
      </text:list>
      <text:p text:style-name="P4"><text:span text:style-name="Source_20_Text">/</text:span><text:span text:style-name="Source_20_Text"><text:span text:style-name="T4">dta-etl-</text:span></text:span><text:span text:style-name="Source_20_Text">repo</text:span></text:p>
      <text:p text:style-name="P4"><text:span text:style-name="Source_20_Text"><text:s text:c="2"/>/notebooks <text:s text:c="8"/># .py or .dbc notebooks (source)</text:span></text:p>
      <text:p text:style-name="P4"><text:span text:style-name="Source_20_Text"><text:s text:c="2"/>/jobs <text:s text:c="13"/># job json definitions</text:span></text:p>
      <text:p text:style-name="P4"><text:span text:style-name="Source_20_Text"><text:s text:c="2"/>/tests <text:s text:c="12"/># unit tests for ETL (pytest </text:span><text:span text:style-name="Source_20_Text"><text:span text:style-name="T2">future scope</text:span></text:span><text:span text:style-name="Source_20_Text">)</text:span></text:p>
      <text:p text:style-name="P5"><text:span text:style-name="Source_20_Text"><text:s text:c="2"/>/deploy <text:s text:c="11"/># scripts to deploy to databricks workspace</text:span><text:span text:style-name="Source_20_Text"><text:span text:style-name="T2">(future scope)</text:span></text:span></text:p>
      <text:p text:style-name="Text_20_body"/>
      <text:p text:style-name="P21">Data Analysis:</text:p>
      <text:list xml:id="list4276983878" text:style-name="L10">
        <text:list-item>
          <text:p text:style-name="P16">📊 <text:span text:style-name="Strong_20_Emphasis">Stock level summary</text:span> (current <text:span text:style-name="T7">pump</text:span> quantities, <text:span text:style-name="T7">pump parts quantities,</text:span> reorder needs, shortages)</text:p>
        </text:list-item>
      </text:list>
      <text:list xml:id="list4018707984" text:style-name="L14">
        <text:list-item>
          <text:p text:style-name="P18">💰 <text:span text:style-name="Strong_20_Emphasis">Valuation</text:span> (inventory value by pump type <text:span text:style-name="T7">&amp; its parts</text:span>)</text:p>
        </text:list-item>
      </text:list>
      <text:list xml:id="list3228009593" text:style-name="L15">
        <text:list-item>
          <text:p text:style-name="P19">📈 <text:span text:style-name="Strong_20_Emphasis">Trends</text:span> (sales or usage over time, <text:span text:style-name="T5">on</text:span> historical data)</text:p>
        </text:list-item>
      </text:list>
      <text:list xml:id="list3060172646" text:style-name="L16">
        <text:list-item>
          <text:p text:style-name="P20">⚙️ <text:span text:style-name="Strong_20_Emphasis">Operational efficiency</text:span> (turnover rates, aging stock, etc.)</text:p>
        </text:list-item>
        <text:list-item>
          <text:p text:style-name="P20"><text:span text:style-name="Strong_20_Emphasis">Analysis Metrics per Part</text:span></text:p>
        </text:list-item>
      </text:list>
      <text:list xml:id="list2206444662" text:style-name="L17">
        <text:list-item>
          <text:p text:style-name="P25"><text:soft-page-break/><text:span text:style-name="Strong_20_Emphasis">Total Value ($)</text:span> = Quantity × Unit Cost → shows the financial impact of each part.</text:p>
        </text:list-item>
        <text:list-item>
          <text:p text:style-name="P25"><text:span text:style-name="Strong_20_Emphasis"><text:span text:style-name="T7">Pump &amp; part </text:span></text:span><text:span text:style-name="Strong_20_Emphasis">Stock Status </text:span>→ helps identify:</text:p>
          <text:list>
            <text:list-item>
              <text:p text:style-name="P25">Low stock → consider reorder</text:p>
            </text:list-item>
            <text:list-item>
              <text:p text:style-name="P25">High stock → monitor for slow-moving items</text:p>
            </text:list-item>
            <text:list-item>
              <text:p text:style-name="P25">Moderate stock → maintain level</text:p>
            </text:list-item>
          </text:list>
        </text:list-item>
      </text:list>
      <text:p text:style-name="P22">Inventory Table:</text:p>
      <text:p text:style-name="P24"><text:tab/></text:p>
      <text:list xml:id="list140745169478465" text:continue-list="list3060172646" text:style-name="L16">
        <text:list-header>
          <text:p text:style-name="P23"/>
        </text:list-header>
      </text:list>
      <text:p text:style-name="P17"/>
      <text:p text:style-name="Text_20_body"/>
      <text:list xml:id="list140745710121304" text:continue-list="list2323325031" text:style-name="L7">
        <text:list-header>
          <text:p text:style-name="P13"/>
        </text:list-header>
      </text:list>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1:12:43.218234761</meta:creation-date>
    <dc:date>2025-10-21T14:07:43.675489909</dc:date>
    <meta:editing-duration>PT13M13S</meta:editing-duration>
    <meta:editing-cycles>3</meta:editing-cycles>
    <meta:generator>LibreOffice/7.3.7.2$Linux_X86_64 LibreOffice_project/30$Build-2</meta:generator>
    <meta:document-statistic meta:table-count="0" meta:image-count="0" meta:object-count="0" meta:page-count="4" meta:paragraph-count="74" meta:word-count="755" meta:character-count="5125" meta:non-whitespace-character-count="4314"/>
  </office:meta>
</office:document-meta>
</file>